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foes schon damals weltbekannten Roman nannte Goethe 'das Entzücken und das Evangelium der Kinder'. Doch der Bericht des erfolgreichen und abenteuerlustigen Bürgers Crusoe, der nach gefahrvollen Reisen allein auf einer einsamen Insel strandet und 28 Jahre seines Lebens dort verbringt, ist weitaus mehr als ein Kinderbuch und zieht auch heute noch Leser jeden Alters in seinen Bann. 'Robinson Crusoe', 1719 erstmals erschienen, gilt mit seiner ausgewogenen Komposition und präzisen Sprache als Markstein der modernen europäischen Literatu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54:29.169000000</dc:date>
    <meta:editing-duration>PT15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76" meta:character-count="541" meta:non-whitespace-character-count="465"/>
  </office:meta>
</office:document-meta>
</file>